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ngLiU" fo:font-size="9.5pt" style:font-size-asian="9.5pt" fo:background-color="#ffffff"/>
    </style:style>
    <style:style style:name="T1" style:family="text">
      <style:text-properties fo:color="#0000ff" style:font-name="MingLiU" fo:font-size="9.5pt" style:font-size-asian="9.5pt" fo:background-color="#ffffff"/>
    </style:style>
    <style:style style:name="T2" style:family="text">
      <style:text-properties fo:color="#000000" style:font-name="MingLiU" fo:font-size="9.5pt" style:font-size-asian="9.5pt" fo:background-color="#ffffff"/>
    </style:style>
    <style:style style:name="T3" style:family="text">
      <style:text-properties fo:color="#2b91af" style:font-name="MingLiU" fo:font-size="9.5pt" style:font-size-asian="9.5pt" fo:background-color="#ffffff"/>
    </style:style>
    <style:style style:name="T4" style:family="text">
      <style:text-properties fo:color="#808080" style:font-name="MingLiU" fo:font-size="9.5pt" style:font-size-asian="9.5pt" fo:background-color="#ffffff"/>
    </style:style>
    <style:style style:name="T5" style:family="text">
      <style:text-properties fo:color="#a31515" style:font-name="MingLiU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#include</text:span><text:span text:style-name="T2"> </text:span><text:span text:style-name="T5">"MyForm.h"</text:span></text:p>
      <text:p text:style-name="P1"/>
      <text:p text:style-name="Standard"><text:span text:style-name="T1">using</text:span><text:span text:style-name="T2"> </text:span><text:span text:style-name="T1">namespace</text:span><text:span text:style-name="T2"> System;</text:span></text:p>
      <text:p text:style-name="Standard"><text:span text:style-name="T1">using</text:span><text:span text:style-name="T2"> </text:span><text:span text:style-name="T1">namespace</text:span><text:span text:style-name="T2"> System::Windows::Forms;</text:span></text:p>
      <text:p text:style-name="P1"/>
      <text:p text:style-name="Standard"><text:span text:style-name="T1">void</text:span><text:span text:style-name="T2"> main(</text:span><text:span text:style-name="T3">array</text:span><text:span text:style-name="T2">&lt;</text:span><text:span text:style-name="T3">String</text:span><text:span text:style-name="T2">^&gt;^ </text:span><text:span text:style-name="T4">args</text:span><text:span text:style-name="T2">) {</text:span></text:p>
      <text:p text:style-name="Standard"><text:span text:style-name="T2"><text:tab/></text:span><text:span text:style-name="T3">Application</text:span><text:span text:style-name="T2">::SetCompatibleTextRenderingDefault(</text:span><text:span text:style-name="T1">false</text:span><text:span text:style-name="T2">);</text:span></text:p>
      <text:p text:style-name="Standard"><text:span text:style-name="T2"><text:tab/></text:span><text:span text:style-name="T3">Application</text:span><text:span text:style-name="T2">::EnableVisualStyles();</text:span></text:p>
      <text:p text:style-name="Standard"><text:span text:style-name="T2"><text:tab/>Project1::</text:span><text:span text:style-name="T3">MyForm</text:span><text:span text:style-name="T2"> frm;</text:span></text:p>
      <text:p text:style-name="Standard"><text:span text:style-name="T2"><text:tab/></text:span><text:span text:style-name="T3">Application</text:span><text:span text:style-name="T2">::Run(% frm);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4:02:45.566000000</meta:creation-date>
    <dc:date>2021-03-22T14:04:15.358000000</dc:date>
    <meta:editing-duration>PT1M30S</meta:editing-duration>
    <meta:editing-cycles>1</meta:editing-cycles>
    <meta:document-statistic meta:table-count="0" meta:image-count="0" meta:object-count="0" meta:page-count="1" meta:paragraph-count="9" meta:word-count="19" meta:character-count="252" meta:non-whitespace-character-count="238"/>
    <meta:generator>LibreOffice/5.3.1.2$Windows_x86 LibreOffice_project/e80a0e0fd1875e1696614d24c32df0f95f03deb2</meta:generator>
  </office:meta>
</office:document-meta>
</file>